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d37a" officeooo:paragraph-rsid="0015d37a"/>
    </style:style>
    <style:style style:name="P2" style:family="paragraph" style:parent-style-name="Standard">
      <style:text-properties officeooo:rsid="0017bd6b" officeooo:paragraph-rsid="0017bd6b"/>
    </style:style>
    <style:style style:name="P3" style:family="paragraph" style:parent-style-name="Standard">
      <style:text-properties officeooo:rsid="0018b361" officeooo:paragraph-rsid="0018b361"/>
    </style:style>
    <style:style style:name="P4" style:family="paragraph" style:parent-style-name="Standard">
      <style:text-properties officeooo:rsid="0015d37a" officeooo:paragraph-rsid="0015d37a"/>
    </style:style>
    <style:style style:name="P5" style:family="paragraph" style:parent-style-name="Standard">
      <style:text-properties officeooo:rsid="0019cd71" officeooo:paragraph-rsid="0019cd71"/>
    </style:style>
    <style:style style:name="P6" style:family="paragraph" style:parent-style-name="Standard">
      <style:text-properties officeooo:rsid="001ac8a5" officeooo:paragraph-rsid="001ac8a5"/>
    </style:style>
    <style:style style:name="T1" style:family="text">
      <style:text-properties officeooo:rsid="0017bd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istory:</text:p>
      <text:p text:style-name="P6"><text:tab/>20170405<text:tab/>DEReese<text:tab/><text:tab/>Completed states for complex numbers, labels</text:p>
      <text:p text:style-name="P6"><text:tab/><text:tab/><text:tab/><text:tab/><text:tab/><text:tab/>(needed for keywords related to complex numbers), and</text:p>
      <text:p text:style-name="P6"><text:tab/><text:tab/><text:tab/><text:tab/><text:tab/><text:tab/>comments.</text:p>
      <text:p text:style-name="P6"/>
      <text:p text:style-name="P6">STATE TRANSITIONS:</text:p>
      <text:p text:style-name="Standard"/>
      <text:p text:style-name="P1">lexicalStateStart:</text:p>
      <text:p text:style-name="P1"><text:tab/>letter:<text:tab/><text:tab/><text:tab/><text:tab/>state-&gt;lexicalStateInLabel</text:p>
      <text:p text:style-name="P1"><text:tab/>0:<text:tab/><text:tab/><text:tab/><text:tab/>state-&gt;lexicalStateStartSpecialInteger</text:p>
      <text:p text:style-name="P1"><text:tab/>1-9:<text:tab/><text:tab/><text:tab/><text:tab/>state-&gt;lexicalStateInDecimalInteger</text:p>
      <text:p text:style-name="P1"><text:tab/>+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-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(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)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.:<text:tab/><text:tab/><text:tab/><text:tab/>state-&gt;lexicalStateStartDot</text:p>
      <text:p text:style-name="P1"><text:tab/>*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/:<text:tab/><text:tab/><text:tab/><text:tab/>state-&gt;lexicalStateDivideOrComment</text:p>
      <text:p text:style-name="P1"><text:tab/>otherwise:<text:tab/><text:tab/><text:tab/>generate error</text:p>
      <text:p text:style-name="P1"><text:tab/><text:tab/><text:tab/><text:tab/><text:tab/>state-&gt;lexicalStateStart</text:p>
      <text:p text:style-name="P1"/>
      <text:p text:style-name="P1">lexicalStateInLabel:</text:p>
      <text:p text:style-name="P1"><text:tab/>letter:<text:tab/><text:tab/><text:tab/><text:tab/>state-&gt;lexicalStateInLabel</text:p>
      <text:p text:style-name="P1"><text:tab/>digit:<text:tab/><text:tab/><text:tab/><text:tab/>state-&gt;lexicalStateInLabel</text:p>
      <text:p text:style-name="P1"><text:tab/>_:<text:tab/><text:tab/><text:tab/><text:tab/>state-&gt;lexicalStateInLabel</text:p>
      <text:p text:style-name="P1"><text:tab/>otherwise:<text:tab/><text:tab/><text:tab/>collect <text:span text:style-name="T1">t</text:span>oken</text:p>
      <text:p text:style-name="P1"><text:tab/><text:tab/><text:tab/><text:tab/><text:tab/>state-&gt;lexicalStateStart</text:p>
      <text:p text:style-name="P1"/>
      <text:p text:style-name="P1">lexicalStateStartSpecialInteger</text:p>
      <text:p text:style-name="P1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1"><text:tab/>b:<text:tab/><text:tab/><text:tab/><text:tab/>state-&gt;lexicalStateStartBinaryInteger</text:p>
      <text:p text:style-name="P1"><text:tab/>h:<text:tab/><text:tab/><text:tab/><text:tab/>state-&gt;lexicalStateStartHexInteger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1"/>
      <text:p text:style-name="P1">lexicalStateInDecimalInteger</text:p>
      <text:p text:style-name="P2"><text:tab/>0...9:<text:tab/><text:tab/><text:tab/><text:tab/>state-&gt;lexicalStateInDecimalInteger</text:p>
      <text:p text:style-name="P2"><text:tab/>_<text:tab/><text:tab/><text:tab/><text:tab/>state-&gt;lexicalStateInDecimalIntegerUnderscore</text:p>
      <text:p text:style-name="P2"><text:tab/>.<text:tab/><text:tab/><text:tab/><text:tab/>state-&gt;lexicalStateStartDecimalReal</text:p>
      <text:p text:style-name="P2"><text:tab/>letter<text:tab/><text:tab/><text:tab/><text:tab/>generate error</text:p>
      <text:p text:style-name="P2"><text:tab/><text:tab/><text:tab/><text:tab/><text:tab/>skip to next break</text:p>
      <text:p text:style-name="P2"><text:soft-page-break/><text:tab/><text:tab/><text:tab/><text:tab/><text:tab/>state-&gt;lexicalStateStart</text:p>
      <text:p text:style-name="P1"/>
      <text:p text:style-name="P2">lexicalStateInDecimalIntegerUnderscore:</text:p>
      <text:p text:style-name="P2"><text:tab/>0...9:<text:tab/><text:tab/><text:tab/><text:tab/>state-&gt;lexicalStateInDecim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StartDecimalReal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InDecimalReal</text:p>
      <text:p text:style-name="P2"><text:tab/>0...9:<text:tab/><text:tab/><text:tab/><text:tab/>state-&gt;lexicalStateInDecimalReal</text:p>
      <text:p text:style-name="P2"><text:tab/>_:<text:tab/><text:tab/><text:tab/><text:tab/>state-&gt;lexicalStateInDecimalRealUnderscore</text:p>
      <text:p text:style-name="P2"/>
      <text:p text:style-name="P2">lexicalStateInDecimalRealUnderscore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InOctalInteger</text:p>
      <text:p text:style-name="P2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letter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_:<text:tab/><text:tab/><text:tab/><text:tab/>state-&gt;lexicalStateInOctalIntegerUnderscore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2"/>
      <text:p text:style-name="P2">lexicalStateInOctalIntegerUnderscore</text:p>
      <text:p text:style-name="P2"><text:tab/>0...7:<text:tab/><text:tab/><text:tab/><text:tab/>state-&gt;lexicalStateInOct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Start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soft-page-break/><text:tab/><text:tab/><text:tab/><text:tab/><text:tab/>state-&gt;lexicalStateStart</text:p>
      <text:p text:style-name="P3"><text:tab/>_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state-&gt;lexicalStateInBinaryIntegerUnderscore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Underscore</text:p>
      <text:p text:style-name="P3"><text:tab/>0...1:<text:tab/><text:tab/><text:tab/><text:tab/>state-&gt;lexicalStateInBinaryInteger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1">lexicalStateStartHexInteger</text:p>
      <text:p text:style-name="P5"><text:tab/>0...9:<text:tab/><text:tab/><text:tab/><text:tab/>state-&gt;lexicalStateInHexInteger</text:p>
      <text:p text:style-name="P5"><text:tab/>a...f, A...F:<text:tab/><text:tab/><text:tab/>state-&gt;lexicalStateInHexInteger</text:p>
      <text:p text:style-name="P5"><text:tab/>other letter:<text:tab/><text:tab/><text:tab/>generate error</text:p>
      <text:p text:style-name="P5"><text:tab/><text:tab/><text:tab/><text:tab/><text:tab/>skip to next break</text:p>
      <text:p text:style-name="P5"><text:tab/><text:tab/><text:tab/><text:tab/><text:tab/>state-&gt;lexicalStateStart</text:p>
      <text:p text:style-name="P5"><text:tab/>_:<text:tab/><text:tab/><text:tab/><text:tab/>generate error</text:p>
      <text:p text:style-name="P5"><text:tab/><text:tab/><text:tab/><text:tab/><text:tab/>skip to next break</text:p>
      <text:p text:style-name="P5"><text:tab/><text:tab/><text:tab/><text:tab/><text:tab/>state-&gt;lexicalStateStart</text:p>
      <text:p text:style-name="P5"><text:tab/>otherwise:<text:tab/><text:tab/><text:tab/>collect token</text:p>
      <text:p text:style-name="P5"><text:tab/><text:tab/><text:tab/><text:tab/><text:tab/>state-&gt;lexicalStateStart</text:p>
      <text:p text:style-name="P5"/>
      <text:p text:style-name="P5">lexicalStateInHexInteger</text:p>
      <text:p text:style-name="P5"><text:tab/>0...9:<text:tab/><text:tab/><text:tab/><text:tab/>state-&gt;lexicalStateInHexInteger</text:p>
      <text:p text:style-name="P5"><text:tab/>a...f, A...F:<text:tab/><text:tab/><text:tab/>state-&gt;lexicalStateInHexInteger</text:p>
      <text:p text:style-name="P5"><text:tab/>other letter:<text:tab/><text:tab/><text:tab/>generate error</text:p>
      <text:p text:style-name="P5"><text:tab/><text:tab/><text:tab/><text:tab/><text:tab/>skip to next break</text:p>
      <text:p text:style-name="P5"><text:tab/><text:tab/><text:tab/><text:tab/><text:tab/>state-&gt;lexicalStateStart</text:p>
      <text:p text:style-name="P5"><text:tab/>_:<text:tab/><text:tab/><text:tab/><text:tab/>state-&gt;lexicalStateInHexIntegerUnderscore</text:p>
      <text:p text:style-name="P5"><text:tab/>otherwise:<text:tab/><text:tab/><text:tab/>collect token</text:p>
      <text:p text:style-name="P5"><text:tab/><text:tab/><text:tab/><text:tab/><text:tab/>state-&gt;lexicalStateStart</text:p>
      <text:p text:style-name="P5"/>
      <text:p text:style-name="P5">lexicalStateInHexIntegerUnderscore</text:p>
      <text:p text:style-name="P5"><text:tab/>0...9:<text:tab/><text:tab/><text:tab/><text:tab/>state-&gt;lexicalStateInHexInteger</text:p>
      <text:p text:style-name="P5"><text:soft-page-break/><text:tab/>a...f, A...F<text:tab/><text:tab/><text:tab/>state-&gt;lexicalStateInHexInteger</text:p>
      <text:p text:style-name="P5"><text:tab/>otherwise:<text:tab/><text:tab/><text:tab/>generate error</text:p>
      <text:p text:style-name="P5"><text:tab/><text:tab/><text:tab/><text:tab/><text:tab/>skip to next break</text:p>
      <text:p text:style-name="P5"><text:tab/><text:tab/><text:tab/><text:tab/><text:tab/>state-&gt;lexicalStateStart</text:p>
      <text:p text:style-name="P5"/>
      <text:p text:style-name="P1">lexicalStateDot</text:p>
      <text:p text:style-name="P5"><text:tab/>0...9:<text:tab/><text:tab/><text:tab/><text:tab/>state-&gt;lexicalStateStartDecimalReal</text:p>
      <text:p text:style-name="P5"><text:tab/>otherwise:<text:tab/><text:tab/><text:tab/>collect token</text:p>
      <text:p text:style-name="P5"><text:tab/><text:tab/><text:tab/><text:tab/><text:tab/>state-&gt;lexicalStateStart</text:p>
      <text:p text:style-name="P1"/>
      <text:p text:style-name="P1">lexicalStateDivideOrComment</text:p>
      <text:p text:style-name="P5"><text:tab/>/:<text:tab/><text:tab/><text:tab/><text:tab/>skip to end of string or end of line</text:p>
      <text:p text:style-name="P5"><text:tab/><text:tab/><text:tab/><text:tab/><text:tab/>state-&gt;lexicalStateStart</text:p>
      <text:p text:style-name="P5"><text:tab/>*:<text:tab/><text:tab/><text:tab/><text:tab/>state-&gt;lexicalStateInComment</text:p>
      <text:p text:style-name="P5"><text:tab/>otherwise:<text:tab/><text:tab/><text:tab/>collect token</text:p>
      <text:p text:style-name="P5"><text:tab/><text:tab/><text:tab/><text:tab/><text:tab/>state-&gt;lexicalStateStart</text:p>
      <text:p text:style-name="P5"/>
      <text:p text:style-name="P5">lexicalStateInComment</text:p>
      <text:p text:style-name="P5"><text:tab/>*:<text:tab/><text:tab/><text:tab/><text:tab/>state-&gt;lexicalStateCheckEndComment</text:p>
      <text:p text:style-name="P5"><text:tab/>otherwise:<text:tab/><text:tab/><text:tab/>state-&gt;lexicalStateInComment</text:p>
      <text:p text:style-name="P5"/>
      <text:p text:style-name="P5">lexicalStateCheckEndComment</text:p>
      <text:p text:style-name="P5"><text:tab/>/:<text:tab/><text:tab/><text:tab/><text:tab/>state-&gt;lexicalStateStart</text:p>
      <text:p text:style-name="P5"><text:tab/>*:<text:tab/><text:tab/><text:tab/><text:tab/>state-&gt;lexicalStateCheckEndComment</text:p>
      <text:p text:style-name="P5"><text:tab/>otherwise:<text:tab/><text:tab/><text:tab/>state-&gt;lexicalStateInCom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5:25:58.211131059</meta:creation-date>
    <dc:date>2017-04-05T06:12:32.933480949</dc:date>
    <meta:editing-duration>PT53M3S</meta:editing-duration>
    <meta:editing-cycles>6</meta:editing-cycles>
    <meta:generator>LibreOffice/5.0.6.3$Linux_x86 LibreOffice_project/00m0$Build-3</meta:generator>
    <meta:document-statistic meta:table-count="0" meta:image-count="0" meta:object-count="0" meta:page-count="4" meta:paragraph-count="151" meta:word-count="340" meta:character-count="4727" meta:non-whitespace-character-count="3991"/>
  </office:meta>
</office:document-meta>
</file>